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argas Hernández Gilberto<text:tab/> <text:s text:c="11"/>209554017 <text:tab/> <text:s text:c="2"/><text:tab/> <text:s/>Sección D14</text:p>
      <text:p text:style-name="P3">Práctica 3<text:tab/><text:tab/><text:tab/><text:tab/> <text:s text:c="15"/>6 de Octubre del 2014</text:p>
      <text:p text:style-name="P3">Taller de Programación de Sistemas.</text:p>
      <text:p text:style-name="P1"/>
      <text:p text:style-name="P2">En esta práctica se paso de tener muchos modos de direccionamiento a tener uno solo. Para ello se verifico el operando, y basando en un conjunto de reglas se logró determinar cual es el modo correcto. Esto implicó realizar funciones de conversión de cadenas a enteros en distintas bases, y el uso de mas expresiones regulares, lo cual en esta práctica repasé mucho, pues para cada modo existe una expresión regular que nos ayuda a comprobar su estructura, mas todas las demás expresiones regulares que se usaron para encontrar los errores que tiene la cadena. La práctica no es muy complicada, el único problema es que existen un montón de modos de direccionamiento y las posibilidades de error son demasiadas, por lo que el código creció bastante. Continuando con la práctica anterior, tomé la cadena que obtuve con todos los modos de direccionamiento y la convertí en un vector. Después verifiqué uno a uno los modos para encontrar un modo de direccionamiento correcto. Si al terminar de comparar no encontró, ningún modo compatible entonces se busca el error. Donde con varias expresiones regulares se va tratando cada tipo de error posible. Para esta práctica, le dediqué tiempos muertos, pues podía ir agregando la verificación de un modo a la vez sin perder la continuidad de lo que fui haciendo. Quizá pudo haber sido mucho menos código si hubiera realizado un autómata para verificar todo desde el principio y determinar los errores a la vez. </text:p>
      <text:p text:style-name="P2"/>
      <text:p text:style-name="P2">La práctica quizá no fue difícil, solo me pareció bastante larga. La parte que mas reforcé <text:s/>fue el uso de expresiones regulares y creo que algunas que ya había realizado antes y siguen en la práctica pueden hacerse de una forma mejor, incluso algunas evaluaciones en los modos de direccionamiento pueden mejorar.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5cm" style:writing-mode="page"/>
      <style:text-properties style:use-window-font-color="true" style:font-name="Times New Roman" fo:font-size="12pt" fo:language="es" fo:country="MX"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cho </meta:initial-creator>
    <meta:creation-date>2014-10-05T19:08:41</meta:creation-date>
    <dc:date>2014-10-05T20:02:48</dc:date>
    <dc:creator>tacho </dc:creator>
    <meta:editing-duration>PT38M56S</meta:editing-duration>
    <meta:editing-cycles>6</meta:editing-cycles>
    <meta:generator>LibreOffice/3.5$Linux_X86_64 LibreOffice_project/350m1$Build-2</meta:generator>
    <meta:document-statistic meta:table-count="0" meta:image-count="0" meta:object-count="0" meta:page-count="1" meta:paragraph-count="5" meta:word-count="314" meta:character-count="1917" meta:non-whitespace-character-count="1566"/>
  </office:meta>
</office:document-meta>
</file>